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15.6cm"/>
    </style:style>
    <style:style style:name="co3" style:family="table-column">
      <style:table-column-properties fo:break-before="auto" style:column-width="27.86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95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en</text:p>
          </table:table-cell>
          <table:table-cell office:value-type="string">
            <text:p>es</text:p>
          </table:table-cell>
        </table:table-row>
        <table:table-row table:style-name="ro2">
          <table:table-cell office:value-type="string">
            <text:p>kut_shop_0</text:p>
          </table:table-cell>
          <table:table-cell table:style-name="ce1" office:value-type="string">
            <text:p>The resort grounds is a perfect place to get inspiration.</text:p>
            <text:p>They let me practice here as long as I prepare meals for the little ones[...]</text:p>
            <text:p>...You can also enjoy my top cuisine, I suppose.</text:p>
          </table:table-cell>
          <table:table-cell office:value-type="string">
            <text:p>El resort es un lugar excelente para ganar inspiracion.</text:p>
            <text:p>Me permiten practicar aquí a cambio de preparar comida para los pequeñines[...]</text:p>
            <text:p>Tu... tambíen puedes disfrutar de mis platillos refinados, supongo.</text:p>
          </table:table-cell>
        </table:table-row>
        <table:table-row table:style-name="ro3">
          <table:table-cell office:value-type="string">
            <text:p>kut_shop_1</text:p>
          </table:table-cell>
          <table:table-cell office:value-type="string">
            <text:p>You will have to pay for the ingredients regardless.[...]</text:p>
            <text:p>Resort rules say so.</text:p>
          </table:table-cell>
          <table:table-cell office:value-type="string">
            <text:p>Tendras que pagar por los ingredientes de todas formas.[...]</text:p>
            <text:p>Reglas del resort.</text:p>
          </table:table-cell>
        </table:table-row>
        <table:table-row table:style-name="ro3">
          <table:table-cell office:value-type="string">
            <text:p>joy_welcome_0</text:p>
          </table:table-cell>
          <table:table-cell office:value-type="string">
            <text:p>Hello![...] You are [name], right? Come on in![...]</text:p>
            <text:p>We have prepared the resort for you already.</text:p>
          </table:table-cell>
          <table:table-cell office:value-type="string">
            <text:p>Hola![...] Tu tienes que ser [name], ¿no? Adelante![...]</text:p>
            <text:p>Tenemos el complejo preparado para ti.</text:p>
          </table:table-cell>
        </table:table-row>
        <table:table-row table:style-name="ro1">
          <table:table-cell office:value-type="string">
            <text:p>joy_welcome_1</text:p>
          </table:table-cell>
          <table:table-cell office:value-type="string">
            <text:p>Here it is. The aphid resort![...]</text:p>
          </table:table-cell>
          <table:table-cell office:value-type="string">
            <text:p>Y aqui esta, el complejo de áfidos!</text:p>
          </table:table-cell>
        </table:table-row>
        <table:table-row table:style-name="ro4">
          <table:table-cell office:value-type="string">
            <text:p>joy_idle_0</text:p>
          </table:table-cell>
          <table:table-cell office:value-type="string">
            <text:p>Quite a cozy place, isn’t it [name]?[...]</text:p>
            <text:p>It’s such a joy to work as a keeper for the lil buddies. [...]</text:p>
            <text:p>They even let me have my own one!</text:p>
          </table:table-cell>
          <table:table-cell office:value-type="string">
            <text:p>Un lugar agradable, verdad [name]?[...]</text:p>
            <text:p>Es todo un placer trabajar de cuidadora de los pequeñitos.[...]</text:p>
            <text:p>Incluso me dejan tener el mió propio!</text:p>
          </table:table-cell>
        </table:table-row>
        <table:table-row table:style-name="ro4">
          <table:table-cell office:value-type="string">
            <text:p>joy_idle_1</text:p>
          </table:table-cell>
          <table:table-cell office:value-type="string">
            <text:p>Just wished more people came along to visit...[...]</text:p>
            <text:p>Apart from festival times, it gets pretty quiet around here.[...]</text:p>
            <text:p>Speaking of, I think that is coming pretty soon!</text:p>
          </table:table-cell>
          <table:table-cell office:value-type="string">
            <text:p>Solo desearia que más gente se pasara por aquí...[...]</text:p>
            <text:p>Aparte de tiempos de festival, este lugar se queda silencioso.[...]</text:p>
            <text:p>Hablando de... Creo que esta por llegar!</text:p>
          </table:table-cell>
        </table:table-row>
        <table:table-row table:style-name="ro3">
          <table:table-cell office:value-type="string">
            <text:p>welcome_0</text:p>
          </table:table-cell>
          <table:table-cell office:value-type="string">
            <text:p>Welcome to the alpha version of Aphid Festival Resort[...]</text:p>
            <text:p>Press Escape to access Help and Controls information panels!</text:p>
          </table:table-cell>
          <table:table-cell office:value-type="string">
            <text:p>Bienvenido a Aphid Festival Resort[...]</text:p>
            <text:p>Presiona Escape para acceder a paneles de informacion sobre Ayuda y Controles!</text:p>
          </table:table-cell>
        </table:table-row>
        <table:table-row table:style-name="ro3">
          <table:table-cell office:value-type="string">
            <text:p>welcome_1</text:p>
          </table:table-cell>
          <table:table-cell office:value-type="string">
            <text:p>You can check updates at the Itch.io page of the game!</text:p>
            <text:p>Any feedback is appreciated.</text:p>
          </table:table-cell>
          <table:table-cell office:value-type="string">
            <text:p>Puedes encontrar actualizaciones en la pagina de Itch.io del juego!</text:p>
            <text:p>Cualquier feedback es agradecido.</text:p>
          </table:table-cell>
        </table:table-row>
        <table:table-row table:style-name="ro3">
          <table:table-cell office:value-type="string">
            <text:p>azzy_idle_0</text:p>
          </table:table-cell>
          <table:table-cell office:value-type="string">
            <text:p>[name]! Hello, Hello!</text:p>
            <text:p>If you need anything, I have it right here!</text:p>
          </table:table-cell>
          <table:table-cell office:value-type="string">
            <text:p>[name]! Hey, Hey!</text:p>
            <text:p>Si necesitas algo, lo tengo aqui mismo!</text:p>
          </table:table-cell>
        </table:table-row>
        <table:table-row table:style-name="ro3">
          <table:table-cell office:value-type="string">
            <text:p>azzy_idle_1</text:p>
          </table:table-cell>
          <table:table-cell office:value-type="string">
            <text:p>Except, weapons, they do not allow me to sell you darts.</text:p>
            <text:p>Not like you need them anyways!</text:p>
          </table:table-cell>
          <table:table-cell office:value-type="string">
            <text:p>Excepto armas, no me permiten venderte dardos.</text:p>
            <text:p>No es lo que necesites de todos modos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5">25/05/2024</text:date>, <text:time>19:5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05-25T19:56:50.05</dc:date>
    <dc:creator>Summer </dc:creator>
    <meta:editing-duration>PT2H48M32S</meta:editing-duration>
    <meta:editing-cycles>14</meta:editing-cycles>
    <meta:document-statistic meta:table-count="1" meta:cell-count="32" meta:object-count="0"/>
  </office:meta>
</office:document-meta>
</file>